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5811" officeooo:paragraph-rsid="002bf14b"/>
    </style:style>
    <style:style style:name="P2" style:family="paragraph" style:parent-style-name="Heading_20_1" style:master-page-name="Right_20_Page">
      <style:paragraph-properties style:page-number="auto"/>
      <style:text-properties officeooo:rsid="00245811" officeooo:paragraph-rsid="002bf14b"/>
    </style:style>
    <style:style style:name="P3" style:family="paragraph" style:parent-style-name="Heading_20_3">
      <style:text-properties officeooo:paragraph-rsid="002bf14b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bf1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delweiss</text:h>
      <text:h text:style-name="Heading_20_2" text:outline-level="2">(<text:span text:style-name="T2">Oscar Hammerstein</text:span>)</text:h>
      <text:h text:style-name="P3" text:outline-level="3"><text:span text:style-name="T2">[VERSE]</text:span></text:h>
      <text:p text:style-name="P1"><text:span text:style-name="T3">G</text:span> <text:s text:c="4"/><text:span text:style-name="T3">D</text:span> <text:s text:c="4"/><text:span text:style-name="T3">G</text:span> <text:s text:c="3"/><text:span text:style-name="T3">C</text:span></text:p>
      <text:p text:style-name="P1">Edelweiss, edelweiss</text:p>
      <text:p text:style-name="P1"><text:span text:style-name="T3">G</text:span> <text:s text:c="5"/><text:span text:style-name="T3">E</text:span>m <text:s text:c="8"/><text:span text:style-name="T3">A</text:span>m <text:s text:c="3"/><text:span text:style-name="T3">D</text:span>7</text:p>
      <text:p text:style-name="P1">Every morning you greet me</text:p>
      <text:p text:style-name="P1"><text:span text:style-name="T3">G</text:span> <text:s text:c="8"/><text:span text:style-name="T3">D</text:span> <text:s text:c="5"/><text:span text:style-name="T3">G</text:span> <text:s text:c="8"/><text:span text:style-name="T3">C</text:span></text:p>
      <text:p text:style-name="P1">Small and white, clean and bright</text:p>
      <text:p text:style-name="P1"><text:span text:style-name="T3">G</text:span> <text:s text:c="7"/><text:span text:style-name="T3">D</text:span>7 <text:s text:c="6"/><text:span text:style-name="T3">G</text:span></text:p>
      <text:p text:style-name="P1">You look happy to meet me</text:p>
      <text:p text:style-name="P1"><text:span text:style-name="T3">D</text:span> <text:s text:c="9"/><text:span text:style-name="T3">C</text:span> <text:s text:c="11"/><text:span text:style-name="T3">G</text:span></text:p>
      <text:p text:style-name="P1">Blossom of snow may you bloom and grow</text:p>
      <text:p text:style-name="P1"><text:span text:style-name="T3">C</text:span> <text:s text:c="9"/><text:span text:style-name="T3">A</text:span>7 <text:s text:c="2"/><text:span text:style-name="T3">D</text:span> <text:s/><text:span text:style-name="T3">D</text:span>7</text:p>
      <text:p text:style-name="P1">Bloom and grow, forever</text:p>
      <text:p text:style-name="P1"><text:span text:style-name="T3">G</text:span> <text:s text:c="3"/><text:span text:style-name="T3">D</text:span> <text:s text:c="5"/><text:span text:style-name="T3">G</text:span> <text:s text:c="3"/><text:span text:style-name="T3">C</text:span></text:p>
      <text:p text:style-name="P1">Edelweiss, edelweiss</text:p>
      <text:p text:style-name="P1"><text:span text:style-name="T3">G</text:span> <text:s text:c="7"/><text:span text:style-name="T3">D</text:span>7 <text:s text:c="6"/><text:span text:style-name="T3">G</text:span></text:p>
      <text:p text:style-name="P1">Bless my homeland for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2M42S</meta:editing-duration>
    <meta:editing-cycles>30</meta:editing-cycles>
    <meta:generator>LibreOffice/5.2.7.2$MacOSX_X86_64 LibreOffice_project/2b7f1e640c46ceb28adf43ee075a6e8b8439ed10</meta:generator>
    <dc:title>Lyrics + Chords</dc:title>
    <dc:date>2017-07-31T16:24:03.880448000</dc:date>
    <meta:print-date>2017-04-03T12:23:29.985893000</meta:print-date>
    <meta:document-statistic meta:table-count="0" meta:image-count="0" meta:object-count="0" meta:page-count="1" meta:paragraph-count="19" meta:word-count="70" meta:character-count="419" meta:non-whitespace-character-count="2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